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預設-title">
      <style:graphic-properties draw:auto-grow-height="true" fo:min-height="3.506cm"/>
    </style:style>
    <style:style style:name="pr2" style:family="presentation" style:parent-style-name="預設-notes">
      <style:graphic-properties draw:fill-color="#ffffff" draw:auto-grow-height="true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3.911cm" svg:height="3.506cm" svg:x="2.058cm" svg:y="1.543cm" presentation:class="title">
          <draw:text-box>
            <text:p>Meta</text:p>
          </draw:text-box>
        </draw:frame>
        <draw:custom-shape draw:style-name="gr1" draw:text-style-name="P1" xml:id="id1" draw:id="id1" draw:layer="layout" svg:width="0.8cm" svg:height="0.6cm" svg:x="4.2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2" draw:id="id2" draw:layer="layout" svg:width="4.2cm" svg:height="1.4cm" svg:x="2.4cm" svg:y="7.2cm">
          <text:p text:style-name="P1">fload meta/</text:p>
          <text:p text:style-name="P1">Initialize.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6cm" svg:y1="5.8cm" svg:x2="4.5cm" svg:y2="7.2cm" draw:start-shape="id1" draw:start-glue-point="8" draw:end-shape="id2" draw:end-glue-point="4" svg:d="m4600 5800-100 1400">
          <text:p/>
        </draw:connector>
        <draw:custom-shape draw:style-name="gr2" draw:text-style-name="P1" xml:id="id7" draw:id="id7" draw:layer="layout" svg:width="4.6cm" svg:height="1.6cm" svg:x="10.8cm" svg:y="12.8cm">
          <text:p text:style-name="P1">BIOS/</text:p>
          <text:p text:style-name="P1">IO_De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6.2cm" svg:height="1.4cm" svg:x="19.6cm" svg:y="7.2cm">
          <text:p text:style-name="P1">fload meta/</text:p>
          <text:p text:style-name="P1">Boot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" draw:id="id9" draw:layer="layout" svg:width="6.8cm" svg:height="2.6cm" svg:x="19.2cm" svg:y="10cm">
          <text:p text:style-name="P1"><text:span text:style-name="T1">META</text:span></text:p>
          <text:p text:style-name="P1"><text:span text:style-name="T1">CR .( Unresolved references: ) CR <text:s/></text:span></text:p>
          <text:p text:style-name="P1"><text:span text:style-name="T1"><text:s/></text:span><text:span text:style-name="T1">.UNRESOLVED</text:span></text:p>
          <text:p text:style-name="P1"><text:span text:style-name="T1">5 pause-seconds</text:span></text:p>
          <text:p text:style-name="P1"><text:span text:style-name="T1">WRITE_AXF_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2cm" svg:height="0.8cm" svg:x="21cm" svg:y="13.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4" draw:id="id4" draw:layer="layout" svg:width="4.4cm" svg:height="1cm" svg:x="2.2cm" svg:y="13.8cm">
          <text:p text:style-name="P1">Assemb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4.8cm" svg:height="1cm" svg:x="10.6cm" svg:y="10cm">
          <text:p text:style-name="P1">Forth 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4.2cm" svg:height="1.8cm" svg:x="2.4cm" svg:y="10.2cm">
          <text:p text:style-name="P1">Memory M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5.2cm" svg:height="1.2cm" svg:x="10.4cm" svg:y="7.2cm">
          <text:p text:style-name="P1">Targ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5cm" svg:y1="8.6cm" svg:x2="4.5cm" svg:y2="10.2cm" draw:start-shape="id2" draw:start-glue-point="6" draw:end-shape="id3" draw:end-glue-point="4" svg:d="m4500 8600v1600">
          <text:p/>
        </draw:connector>
        <draw:connector draw:style-name="gr3" draw:text-style-name="P1" draw:layer="layout" draw:type="line" svg:x1="4.5cm" svg:y1="12cm" svg:x2="4.4cm" svg:y2="13.8cm" draw:start-shape="id3" draw:start-glue-point="6" draw:end-shape="id4" svg:d="m4500 12000-100 1800">
          <text:p/>
        </draw:connector>
        <draw:connector draw:style-name="gr3" draw:text-style-name="P1" draw:layer="layout" draw:type="line" svg:x1="4.4cm" svg:y1="14.8cm" svg:x2="4.4cm" svg:y2="14.8cm" draw:start-shape="id4" draw:start-glue-point="6" draw:end-shape="id4" draw:end-glue-point="2" svg:d="">
          <text:p/>
        </draw:connector>
        <draw:connector draw:style-name="gr3" draw:text-style-name="P1" draw:layer="layout" draw:type="line" svg:x1="13cm" svg:y1="8.4cm" svg:x2="13cm" svg:y2="10cm" draw:start-shape="id5" draw:start-glue-point="2" draw:end-shape="id6" svg:d="m13000 8400v1600">
          <text:p/>
        </draw:connector>
        <draw:connector draw:style-name="gr3" draw:text-style-name="P1" draw:layer="layout" draw:type="line" svg:x1="13cm" svg:y1="11cm" svg:x2="13.1cm" svg:y2="12.8cm" draw:start-shape="id6" draw:start-glue-point="6" draw:end-shape="id7" svg:d="m13000 11000 100 1800">
          <text:p/>
        </draw:connector>
        <draw:connector draw:style-name="gr3" draw:text-style-name="P1" draw:layer="layout" draw:type="line" svg:x1="22.7cm" svg:y1="8.6cm" svg:x2="22.6cm" svg:y2="10cm" draw:start-shape="id8" draw:start-glue-point="2" draw:end-shape="id9" draw:end-glue-point="4" svg:d="m22700 8600-100 1400">
          <text:p/>
        </draw:connector>
        <draw:connector draw:style-name="gr3" draw:text-style-name="P1" draw:layer="layout" draw:type="line" svg:x1="22.6cm" svg:y1="12.6cm" svg:x2="22.6cm" svg:y2="13.8cm" draw:start-shape="id9" draw:end-shape="id10" draw:end-glue-point="4" svg:d="m22600 12600v1200">
          <text:p/>
        </draw:connector>
        <draw:connector draw:style-name="gr3" draw:text-style-name="P1" draw:layer="layout" draw:type="curve" svg:x1="6.6cm" svg:y1="14.3cm" svg:x2="10.4cm" svg:y2="7.8cm" draw:start-shape="id4" draw:start-glue-point="1" draw:end-shape="id5" svg:d="m6600 14300c2851 0 952-6500 3800-6500">
          <text:p/>
        </draw:connector>
        <draw:connector draw:style-name="gr3" draw:text-style-name="P1" draw:layer="layout" draw:type="curve" svg:x1="15.4cm" svg:y1="13.6cm" svg:x2="19.6cm" svg:y2="7.9cm" draw:start-shape="id7" draw:end-shape="id8" svg:d="m15400 13600c3151 0 1052-5700 4200-5700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9"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2" draw:text-style-name="P1" draw:layer="layout" svg:width="4.4cm" svg:height="1.4cm" svg:x="11.2cm" svg:y="7.4cm">
          <text:p text:style-name="P1">fload meta/</text:p>
          <text:p text:style-name="P1">Memory_Map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4cm" svg:height="1.4cm" svg:x="10.6cm" svg:y="10cm">
          <text:p text:style-name="P1">fload meta/Header/</text:p>
          <text:p text:style-name="P1">ELF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6cm" svg:height="2cm" svg:x="9.8cm" svg:y="12.6cm">
          <text:p text:style-name="P1">fload meta/Table/</text:p>
          <text:p text:style-name="P1">ASCII_PATTERN_TABLE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1.6cm" svg:x="10.4cm" svg:y="16.4cm">
          <text:p text:style-name="P1">fload meta/Output/</text:p>
          <text:p text:style-name="P1">Output.f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9">
        <draw:custom-shape draw:style-name="gr2" draw:text-style-name="P1" draw:layer="layout" svg:width="7cm" svg:height="3.151cm" svg:x="10.399cm" svg:y="5.048cm">
          <text:p text:style-name="P1">chdir asm <text:s text:c="2"/></text:p>
          <text:p text:style-name="P1">fload main_asm.f </text:p>
          <text:p text:style-name="P1">Chdir 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6cm" svg:height="2.2cm" svg:x="9.999cm" svg:y="8.999cm">
          <text:p text:style-name="P1">fload meta/</text:p>
          <text:p text:style-name="P1">Including_Assembler.f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rget</text:p>
          </draw:text-box>
        </draw:frame>
        <draw:custom-shape draw:style-name="gr2" draw:text-style-name="P1" xml:id="id12" draw:id="id12" draw:layer="layout" svg:width="7cm" svg:height="2.2cm" svg:x="0.4cm" svg:y="7.2cm">
          <text:p text:style-name="P1">fload meta/</text:p>
          <text:p text:style-name="P1">branching_constructs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7.2cm" svg:height="1.4cm" svg:x="0.4cm" svg:y="12.4cm">
          <text:p text:style-name="P1">fload meta/</text:p>
          <text:p text:style-name="P1">code_definition_header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4" draw:id="id14" draw:layer="layout" svg:width="8.4cm" svg:height="2.2cm" svg:x="19cm" svg:y="9cm">
          <text:p text:style-name="P1">fload meta/</text:p>
          <text:p text:style-name="P1">compiler_Branching_Looping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0.6cm" svg:height="0.6cm" svg:x="3.6cm" svg:y="4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5" draw:id="id15" draw:layer="layout" svg:width="1cm" svg:height="0.8cm" svg:x="22.8cm" svg:y="13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line" svg:x1="3.9cm" svg:y1="5.4cm" svg:x2="3.9cm" svg:y2="7.2cm" draw:start-shape="id11" draw:start-glue-point="8" draw:end-shape="id12" svg:d="m3900 5400v1800">
          <text:p/>
        </draw:connector>
        <draw:connector draw:style-name="gr3" draw:text-style-name="P1" draw:layer="layout" draw:type="line" svg:x1="3.9cm" svg:y1="9.4cm" svg:x2="4cm" svg:y2="12.4cm" draw:start-shape="id12" draw:start-glue-point="6" draw:end-shape="id13" draw:end-glue-point="4" svg:d="m3900 9400 100 3000">
          <text:p/>
        </draw:connector>
        <draw:connector draw:style-name="gr3" draw:text-style-name="P1" draw:layer="layout" draw:type="line" svg:x1="23.2cm" svg:y1="11.2cm" svg:x2="23.3cm" svg:y2="13.4cm" draw:start-shape="id14" draw:start-glue-point="6" draw:end-shape="id15" draw:end-glue-point="4" svg:d="m23200 11200 100 2200">
          <text:p/>
        </draw:connector>
        <draw:connector draw:style-name="gr3" draw:text-style-name="P1" draw:layer="layout" draw:type="curve" svg:x1="7.6cm" svg:y1="13.1cm" svg:x2="11.2cm" svg:y2="5.925cm" draw:start-shape="id13" draw:end-shape="id16" draw:end-glue-point="5" svg:d="m7600 13100c2701 0 902-7175 3600-7175">
          <text:p/>
        </draw:connector>
        <draw:custom-shape draw:style-name="gr2" draw:text-style-name="P1" xml:id="id16" draw:id="id16" draw:layer="layout" svg:width="4.6cm" svg:height="2.151cm" svg:x="11.2cm" svg:y="4.849cm">
          <text:p text:style-name="P1">fload meta/</text:p>
          <text:p text:style-name="P1">target_image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6.2cm" svg:height="2.2cm" svg:x="10.4cm" svg:y="8.8cm">
          <text:p text:style-name="P1">fload meta/</text:p>
          <text:p text:style-name="P1">target_code_words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6cm" svg:height="2.6cm" svg:x="10.6cm" svg:y="13.198cm">
          <text:p text:style-name="P1">fload meta/</text:p>
          <text:p text:style-name="P1">target_vocabularies.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3.5cm" svg:y1="7cm" svg:x2="13.5cm" svg:y2="8.8cm" draw:start-shape="id16" draw:start-glue-point="6" draw:end-shape="id17" draw:end-glue-point="4" svg:d="m13500 7000v1800">
          <text:p/>
        </draw:connector>
        <draw:connector draw:style-name="gr3" draw:text-style-name="P1" draw:layer="layout" draw:type="line" svg:x1="13.5cm" svg:y1="11cm" svg:x2="13.6cm" svg:y2="13.198cm" draw:start-shape="id17" draw:start-glue-point="6" draw:end-shape="id18" draw:end-glue-point="4" svg:d="m13500 11000 100 2198">
          <text:p/>
        </draw:connector>
        <draw:connector draw:style-name="gr3" draw:text-style-name="P1" draw:layer="layout" draw:type="curve" svg:x1="16.6cm" svg:y1="14.498cm" svg:x2="19cm" svg:y2="10.1cm" draw:start-shape="id18" draw:start-glue-point="7" draw:end-shape="id14" draw:end-glue-point="5" svg:d="m16600 14498c1765 0 566-4398 2400-4398">
          <text:p/>
        </draw:connecto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9"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2" draw:text-style-name="P1" draw:layer="layout" svg:width="5.6cm" svg:height="1.399cm" svg:x="11cm" svg:y="10.801cm">
          <text:p text:style-name="P1">fload <text:s/>kernel/eForth/colon/system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8cm" svg:height="1.399cm" svg:x="10.2cm" svg:y="8.2cm">
          <text:p text:style-name="P1">FLOAD kernel/eForth/code/</text:p>
          <text:p text:style-name="P1">code_main.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4cm" svg:height="1.8cm" svg:x="10.8cm" svg:y="13.8cm">
          <text:p text:style-name="P1">FLOAD IO/</text:p>
          <text:p text:style-name="P1">IO.F 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9"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2" draw:text-style-name="P1" draw:layer="layout" svg:width="5.6cm" svg:height="1.6cm" svg:x="10.399cm" svg:y="12.799cm">
          <text:p text:style-name="P1">FLOAD <text:s/>BIOS/</text:p>
          <text:p text:style-name="P1">IO_device1.F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細明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細明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FZMingTi" style:font-style-name="Standard" style:font-family-generic="swiss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MingTi" style:font-style-name="Fett" style:font-family-generic="swiss" style:font-pitch="variable" fo:font-size="2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FZMingTi" style:font-style-name="Standard" style:font-family-generic="swiss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MingTi" style:font-style-name="Fett" style:font-family-generic="swiss" style:font-pitch="variable" fo:font-size="2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 style:font-size-complex="24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FZMingTi" style:font-style-name="Fett Kursiv" style:font-family-generic="swiss" style:font-pitch="variable" fo:font-size="24pt" fo:font-style="italic" fo:text-shadow="none" style:text-underline-style="none" fo:font-weight="bold" style:font-family-asian="FZMingTi" style:font-pitch-asian="variable" style:font-size-asian="40pt" style:language-asian="zh" style:country-asian="TW" style:font-style-asian="italic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lyt-cool-notes" style:list-style-name="ML3">
      <style:graphic-properties draw:stroke="none" draw:fill="none" draw:fill-color="#ffffff" draw:auto-grow-height="false" fo:min-height="11.41cm"/>
    </style:style>
    <style:style style:name="Mpr7" style:family="presentation" style:parent-style-name="lyt-cool-notes" style:list-style-name="ML3">
      <style:graphic-properties draw:stroke="none" draw:fill="none" draw:fill-color="#ffffff" draw:auto-grow-height="false" fo:min-height="11.41cm"/>
    </style:style>
    <style:style style:name="Mpr8" style:family="presentation" style:parent-style-name="lyt-darkblue-notes" style:list-style-name="ML3">
      <style:graphic-properties draw:stroke="none" draw:fill="none" draw:fill-color="#ffffff" draw:auto-grow-height="false" fo:min-height="11.4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Mpr6" draw:text-style-name="MP5" draw:layer="backgroundobjects" svg:width="14.517cm" svg:height="11.409cm" svg:x="3.249cm" svg:y="14.13cm" presentation:class="notes">
          <draw:text-box>
            <text:p text:style-name="MP5">Klicken Sie, um das Format der Notizen zu bearbeiten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Mpr7" draw:text-style-name="MP5" draw:layer="backgroundobjects" svg:width="14.517cm" svg:height="11.409cm" svg:x="3.249cm" svg:y="14.13cm" presentation:class="notes">
          <draw:text-box>
            <text:p text:style-name="MP5">Klicken Sie, um das Format der Notizen zu bearbeiten</text:p>
          </draw:text-box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Mpr8" draw:text-style-name="MP5" draw:layer="backgroundobjects" svg:width="14.517cm" svg:height="11.409cm" svg:x="3.249cm" svg:y="14.13cm" presentation:class="notes">
          <draw:text-box>
            <text:p text:style-name="MP5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7T00:19:01.12</meta:creation-date>
    <meta:editing-duration>PT4H44M7S</meta:editing-duration>
    <meta:editing-cycles>8</meta:editing-cycles>
    <meta:generator>OpenOffice.org/3.4.1$Win32 OpenOffice.org_project/341m1$Build-9593</meta:generator>
    <dc:date>2014-02-28T20:17:56.24</dc:date>
    <meta:document-statistic meta:object-count="106"/>
  </office:meta>
</office:document-meta>
</file>